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0b215" officeooo:paragraph-rsid="0023f9d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text-properties officeooo:rsid="002204bd" officeooo:paragraph-rsid="002204bd"/>
    </style:style>
    <style:style style:name="P4" style:family="paragraph" style:parent-style-name="Text_20_body">
      <style:text-properties officeooo:rsid="001f8307" officeooo:paragraph-rsid="0023f9d5"/>
    </style:style>
    <style:style style:name="P5" style:family="paragraph" style:parent-style-name="Text_20_body">
      <style:text-properties officeooo:rsid="00276866" officeooo:paragraph-rsid="00276866"/>
    </style:style>
    <style:style style:name="P6" style:family="paragraph" style:parent-style-name="Text_20_body">
      <style:text-properties officeooo:rsid="002204bd" officeooo:paragraph-rsid="002204bd"/>
    </style:style>
    <style:style style:name="P7" style:family="paragraph" style:parent-style-name="Text_20_body">
      <style:text-properties officeooo:rsid="002c5615" officeooo:paragraph-rsid="002c5615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fo:font-size="7pt" officeooo:rsid="00268853" style:font-size-asian="7pt" style:font-size-complex="7pt"/>
    </style:style>
    <style:style style:name="T6" style:family="text">
      <style:text-properties officeooo:rsid="0024dccf"/>
    </style:style>
    <style:style style:name="T7" style:family="text">
      <style:text-properties officeooo:rsid="002c5615"/>
    </style:style>
    <style:style style:name="T8" style:family="text">
      <style:text-properties officeooo:rsid="002ccc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4"><text:span text:style-name="T3">18072</text:span><text:span text:style-name="T4">8</text:span><text:span text:style-name="T3">, updated </text:span><text:span text:style-name="T5">5</text:span><text:span text:style-name="T3">.</text:span><text:span text:style-name="T5">9</text:span><text:span text:style-name="T3">.2019/pekka</text:span></text:p>
      <text:p text:style-name="P4">The library code is stored in: </text:p>
      <text:p text:style-name="P4"><text:a xlink:type="simple" xlink:href="https://github.com/iocafe/iocom" text:style-name="Internet_20_link" text:visited-style-name="Visited_20_Internet_20_Link">https://github.com/iocafe/iocom</text:a></text:p>
      <text:p text:style-name="P1"/>
      <text:p text:style-name="P3">The IOCOM library relies on <text:span text:style-name="T6">the </text:span>operating system abstraction layer:</text:p>
      <text:p text:style-name="P3"><text:a xlink:type="simple" xlink:href="https://github.com/iocafe/eosal" text:style-name="Internet_20_link" text:visited-style-name="Visited_20_Internet_20_Link">https://github.com/iocafe/eosal</text:a></text:p>
      <text:p text:style-name="P3"/>
      <text:p text:style-name="P7">I recommend cloning the git repositories in “/coderoot/iocom” and “/coderoot/eosal” directories, or “c:\coderoot\iocom” and “c:\coderoot\eosal” on Windows. It is possible to use other paths as well, but has not been tested yet, and requires environment variable settings.</text:p>
      <text:p text:style-name="P3"/>
      <text:p text:style-name="P7"><text:span text:style-name="T8">Hint: </text:span>GitKraken is very good graphic front end to GIT. I specifically like how it shows branches and <text:s/>merges of the development tree. It is free for non-commercial use and inexpensive for commercial use (individual license $30/year at time of writing). </text:p>
      <text:p text:style-name="P3"/>
      <text:p text:style-name="P5">See <text:a xlink:type="simple" xlink:href="https://iocafe.org/" text:style-name="Internet_20_link" text:visited-style-name="Visited_20_Internet_20_Link">iocafe.org</text:a> for ready development virtual machines, etc. <text:s/><text:span text:style-name="T7">Or email </text:span><text:a xlink:type="simple" xlink:href="mailto:pekka.lehtikoski@gmail.com" text:style-name="Internet_20_link" text:visited-style-name="Visited_20_Internet_20_Link"><text:span text:style-name="T7">pekka.lehtikoski@gmail.com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05T22:15:10.184328231</dc:date>
    <meta:editing-duration>PT47M12S</meta:editing-duration>
    <meta:editing-cycles>20</meta:editing-cycles>
    <meta:generator>LibreOffice/6.2.4.2$Linux_X86_64 LibreOffice_project/20$Build-2</meta:generator>
    <meta:document-statistic meta:table-count="0" meta:image-count="0" meta:object-count="0" meta:page-count="1" meta:paragraph-count="9" meta:word-count="113" meta:character-count="825" meta:non-whitespace-character-count="717"/>
  </office:meta>
</office:document-meta>
</file>